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5" table:default-cell-style-name="ce16"/>
        <table:table-column table:style-name="co4" table:default-cell-style-name="ce16"/>
        <table:table-column table:style-name="co1" table:number-columns-repeated="2" table:default-cell-style-name="ce5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avif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avif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2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jp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string" calcext:value-type="string">
            <text:p>CH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ARG</text:p>
          </table:table-cell>
          <table:table-cell table:style-name="ce4" office:value-type="string" calcext:value-type="string">
            <text:p>avi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4" office:value-type="string" calcext:value-type="string">
            <text:p>CRO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DRC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ESP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97">
          <table:table-cell table:style-name="ce4" table:number-columns-repeated="12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5" table:number-columns-repeated="10"/>
          <table:table-cell table:number-columns-repeated="16374"/>
        </table:table-row>
        <table:table-row table:style-name="ro1" table:number-rows-repeated="10476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10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0:24:44.15294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24T10:25:04.673937200</dc:date>
    <meta:editing-cycles>37</meta:editing-cycles>
    <meta:editing-duration>P1DT21H3M52S</meta:editing-duration>
    <meta:generator>LibreOffice/25.2.4.3$Windows_X86_64 LibreOffice_project/33e196637044ead23f5c3226cde09b47731f7e27</meta:generator>
    <meta:document-statistic meta:table-count="1" meta:cell-count="1441" meta:object-count="0"/>
  </office:meta>
</office:document-meta>
</file>